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Capacity</text:p>
          </table:table-cell>
          <table:table-cell office:value-type="float" office:value="200">
            <text:p>200</text:p>
          </table:table-cell>
          <table:table-cell office:value-type="string">
            <text:p>mAh</text:p>
          </table:table-cell>
          <table:table-cell table:number-columns-repeated="1021"/>
        </table:table-row>
        <table:table-row table:style-name="ro1">
          <table:table-cell/>
          <table:table-cell table:formula="of:=365*2*24" office:value-type="float" office:value="17520">
            <text:p>17520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formula="of:=[.B1]/[.B2]" office:value-type="float" office:value="0.0114155251141553">
            <text:p>0,0114155251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1">
          <table:table-cell/>
          <table:table-cell table:formula="of:=[.B3]*1000" office:value-type="float" office:value="11.4155251141553">
            <text:p>11,4155251142</text:p>
          </table:table-cell>
          <table:table-cell office:value-type="string">
            <text:p>uA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Payload</text:p>
          </table:table-cell>
          <table:table-cell table:formula="of:=24*8" office:value-type="float" office:value="192">
            <text:p>192</text:p>
          </table:table-cell>
          <table:table-cell office:value-type="string">
            <text:p>bits</text:p>
          </table:table-cell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float" office:value="250000">
            <text:p>250000</text:p>
          </table:table-cell>
          <table:table-cell office:value-type="string">
            <text:p>bps</text:p>
          </table:table-cell>
          <table:table-cell table:number-columns-repeated="1021"/>
        </table:table-row>
        <table:table-row table:style-name="ro1">
          <table:table-cell office:value-type="string">
            <text:p>TX time</text:p>
          </table:table-cell>
          <table:table-cell table:formula="of:=[.B9]/[.B10]" office:value-type="float" office:value="0.000768">
            <text:p>0,000768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formula="of:=[.B11]/3600" office:value-type="float" office:value="0.000000213333333333333">
            <text:p>2,13333333333333E-007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TX cur@0dBm</text:p>
          </table:table-cell>
          <table:table-cell office:value-type="float" office:value="12">
            <text:p>12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 TX / day</text:p>
          </table:table-cell>
          <table:table-cell table:formula="of:=60/5*24" office:value-type="float" office:value="288">
            <text:p>288</text:p>
          </table:table-cell>
          <table:table-cell table:number-columns-repeated="1022"/>
        </table:table-row>
        <table:table-row table:style-name="ro1">
          <table:table-cell office:value-type="string">
            <text:p>mAh / day</text:p>
          </table:table-cell>
          <table:table-cell table:formula="of:=[.B15]*[.B13]*[.B12]" office:value-type="float" office:value="0.00073728">
            <text:p>0,00073728</text:p>
          </table:table-cell>
          <table:table-cell office:value-type="string">
            <text:p>mAh</text:p>
          </table:table-cell>
          <table:table-cell table:number-columns-repeated="1021"/>
        </table:table-row>
        <table:table-row table:style-name="ro1">
          <table:table-cell office:value-type="string">
            <text:p>days</text:p>
          </table:table-cell>
          <table:table-cell table:formula="of:=[.B1]/[.B16]" office:value-type="float" office:value="271267.361111111">
            <text:p>271267,361111111</text:p>
          </table:table-cell>
          <table:table-cell table:number-columns-repeated="1022"/>
        </table:table-row>
        <table:table-row table:style-name="ro1">
          <table:table-cell/>
          <table:table-cell table:formula="of:=[.B17]/365" office:value-type="float" office:value="743.198249619483">
            <text:p>743,198249619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office:value-type="string">
            <text:p>R1</text:p>
          </table:table-cell>
          <table:table-cell table:number-columns-repeated="2" table:style-name="ce1" office:value-type="float" office:value="680">
            <text:p>6,80E+00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2</text:p>
          </table:table-cell>
          <table:table-cell table:style-name="ce1" table:formula="of:=680/2" office:value-type="float" office:value="340">
            <text:p>3,40E+002</text:p>
          </table:table-cell>
          <table:table-cell table:style-name="Default" table:formula="of:=[.C22]*[.C25]/([.C24]-[.C25])" office:value-type="float" office:value="421.214574898785">
            <text:p>421,2145748988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U</text:p>
          </table:table-cell>
          <table:table-cell table:number-columns-repeated="2" table:style-name="Default"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UR2</text:p>
          </table:table-cell>
          <table:table-cell table:style-name="Default" table:formula="of:=([.B24]*[.B23])/([.B22]+[.B23])" office:value-type="float" office:value="1.06666666666667">
            <text:p>1,0666666667</text:p>
          </table:table-cell>
          <table:table-cell table:style-name="Default" office:value-type="float" office:value="1.224">
            <text:p>1,224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I</text:p>
          </table:table-cell>
          <table:table-cell table:style-name="Default" table:formula="of:=[.B24]/([.B22]+[.B23])" office:value-type="float" office:value="0.00313725490196078">
            <text:p>0,0031372549</text:p>
          </table:table-cell>
          <table:table-cell table:style-name="Default" table:formula="of:=[.C24]/([.C22]+[.C23])" office:value-type="float" office:value="0.00290588235294118">
            <text:p>0,0029058824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3.10.2020</text:date>, <text:time>20:44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3T20:44:57.98</dc:date>
    <meta:generator>OpenOffice/4.1.5$Win32 OpenOffice.org_project/415m1$Build-9789</meta:generator>
    <meta:editing-duration>PT4H13M58S</meta:editing-duration>
    <meta:editing-cycles>1</meta:editing-cycles>
    <meta:document-statistic meta:table-count="1" meta:cell-count="46" meta:object-count="0"/>
  </office:meta>
</office:document-meta>
</file>